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clean,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bfab" officeooo:paragraph-rsid="000cbfab"/>
    </style:style>
    <style:style style:name="P2" style:family="paragraph" style:parent-style-name="Standard">
      <style:text-properties officeooo:paragraph-rsid="000cbfab"/>
    </style:style>
    <style:style style:name="P3" style:family="paragraph" style:parent-style-name="Standard">
      <style:text-properties fo:font-weight="normal" officeooo:paragraph-rsid="000cbfab" style:font-weight-asian="normal" style:font-weight-complex="normal"/>
    </style:style>
    <style:style style:name="P4" style:family="paragraph" style:parent-style-name="Standard">
      <style:text-properties style:font-name="Liberation Serif" fo:font-size="12pt" officeooo:rsid="000cbfab" officeooo:paragraph-rsid="000cbfab" style:font-size-asian="10.5pt" style:font-size-complex="12pt"/>
    </style:style>
    <style:style style:name="T1" style:family="text">
      <style:text-properties officeooo:rsid="000cbfab"/>
    </style:style>
    <style:style style:name="T2" style:family="text">
      <style:text-properties fo:font-variant="normal" fo:text-transform="none" fo:color="#000000" style:font-name="arial" fo:font-size="9.75pt" fo:letter-spacing="normal" fo:font-style="normal" fo:font-weight="normal"/>
    </style:style>
    <style:style style:name="T3" style:family="text">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T4" style:family="text">
      <style:text-properties fo:font-variant="normal" fo:text-transform="none" fo:color="#000000" style:font-name="arial" fo:font-size="12pt" fo:letter-spacing="normal" fo:font-style="normal" style:font-size-asian="12pt" style:font-size-complex="12pt"/>
    </style:style>
    <style:style style:name="T5" style:family="text">
      <style:text-properties fo:font-variant="normal" fo:text-transform="none" fo:color="#000000"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rancisco Luis Naranjo Almecija</text:p>
      <text:p text:style-name="P1"/>
      <text:p text:style-name="P2"><text:span text:style-name="T1">Ejercicio 2: </text:span><text:span text:style-name="T3">En la versión inglesa, ¿por qué los últimos 5 párrafos se muestran de forma diferente que los 2 primeros?</text:span></text:p>
      <text:p text:style-name="P3"><text:span text:style-name="T4"/></text:p>
      <text:p text:style-name="P4"><text:span text:style-name="T5">Porque en el HTML están utilizando la clase verso. Además en la hoja de estilo CSS está el párrafo siendo utilizado de tipo verso, además tiene cambiado el color de la letra con respecto a los otros 5 párrafos, además que está más alejado del borde que los otros cinco párrafos, más concretamente: </text:span></text:p>
      <text:p text:style-name="P4"><text:span text:style-name="T5">- 2 primeros párrafos separación con el margen por la izquierda → 60px</text:span></text:p>
      <text:p text:style-name="P4"><text:span text:style-name="T5">- 5 últimos párrafos separación con el margen por la izquieda → 15px</text:span></text:p>
      <text:p text:style-name="P2"><text:span text:style-name="T2"/></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clean,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5T12:14:56.602294928</meta:creation-date>
    <dc:date>2017-11-15T12:22:33.379685173</dc:date>
    <meta:editing-duration>PT7M38S</meta:editing-duration>
    <meta:editing-cycles>1</meta:editing-cycles>
    <meta:document-statistic meta:table-count="0" meta:image-count="0" meta:object-count="0" meta:page-count="1" meta:paragraph-count="5" meta:word-count="104" meta:character-count="585" meta:non-whitespace-character-count="485"/>
    <meta:generator>LibreOffice/5.1.6.2$Linux_X86_64 LibreOffice_project/10m0$Build-2</meta:generator>
  </office:meta>
</office:document-meta>
</file>